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81787F9D78C.jpg" manifest:media-type="image/jpeg"/>
  <manifest:file-entry manifest:full-path="Pictures/10000201000002FD000003DEE39789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1cm" fo:margin-right="1cm" fo:text-align="end" style:justify-single-word="false" fo:text-indent="1cm" style:auto-text-indent="false"/>
    </style:style>
    <style:style style:name="P2" style:family="paragraph" style:parent-style-name="Text_20_body">
      <style:paragraph-properties fo:margin-left="1cm" fo:margin-right="1cm" fo:text-align="justify" style:justify-single-word="false" fo:text-indent="1cm" style:auto-text-indent="false"/>
    </style:style>
    <style:style style:name="P3" style:family="paragraph" style:parent-style-name="Text_20_body">
      <style:paragraph-properties fo:margin-left="1cm" fo:margin-right="1cm" fo:text-align="justify" style:justify-single-word="false" fo:text-indent="1cm" style:auto-text-indent="false"/>
      <style:text-properties style:font-name="URW Gothic L"/>
    </style:style>
    <style:style style:name="T1" style:family="text">
      <style:text-properties style:font-name="URW Gothic L"/>
    </style:style>
    <style:style style:name="T2" style:family="text">
      <style:text-properties style:font-name="URW Gothic L" fo:font-weight="normal" style:font-weight-asian="normal" style:font-weight-complex="normal"/>
    </style:style>
    <style:style style:name="T3" style:family="text">
      <style:text-properties style:font-name="URW Gothic L" fo:font-weight="normal" officeooo:rsid="00070e66" style:font-weight-asian="normal" style:font-weight-complex="normal"/>
    </style:style>
    <style:style style:name="T4" style:family="text">
      <style:text-properties style:font-name="URW Gothic L" officeooo:rsid="00070e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70e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/></text:span></text:p>
      <text:p text:style-name="P1"><text:span text:style-name="Strong_20_Emphasis"><text:span text:style-name="T2">Caracas, 201</text:span></text:span><text:span text:style-name="Strong_20_Emphasis"><text:span text:style-name="T3">6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4">XXXXXX</text:span></text:span><text:span text:style-name="Strong_20_Emphasis"><text:span text:style-name="T1"> SE CONVIERTE EN EL HOGAR DE LAS TECNOLOGÍAS ABIERTAS CON EL FLISOL201</text:span></text:span><text:span text:style-name="Strong_20_Emphasis"><text:span text:style-name="T4">6</text:span></text:span></text:p>
      <text:p text:style-name="P3"><text:bookmark text:name="line-54"/><text:bookmark text:name="line-53"/><text:bookmark text:name="line-52"/></text:p>
      <text:p text:style-name="P3"><text:tab/>El próximo Sábado <text:span text:style-name="T6">23</text:span> de Abril se llevará a cabo el <text:span text:style-name="T5">Festival Latinoamericano de Instalación de Software Libre - FLISoL</text:span> que reúne lo mejor en materia de Tecnologías Abiertas: gurus, expertos, seguidores, estudiantes, académicos, empresarios, trabajadores, funcionarios públicos, entusiastas e incluso personas que no poseen mucho conocimiento informático, reuniendose en diferentes ciudade<text:span text:style-name="T6">s</text:span> para formar parte de esta enorme fiesta de conocimiento; donde se compartirán experiencias con invitados nacionales e internacionales, mediante video conferencias simultáneas con varios países y en cada sede donde se desarrolle el evento. </text:p>
      <text:p text:style-name="P3"><text:bookmark text:name="line-57"/><text:bookmark text:name="line-56"/><text:bookmark text:name="line-55"/></text:p>
      <text:p text:style-name="P3"><text:tab/>Aquellas personas que asistan al <text:span text:style-name="T5">FLISoL</text:span> tendrán la oportunidad de instalar software libre en sus computadoras, apreciando que es una real y segura alternativa a otros modelos de desarrollo y distribución de software, informándose sobre la filosofía, cultura y organización alrededor del mismo y ademas, conocer las experiencias, desarrollos e investigaciones de grupos y entidades en torno al tema, tanto a nivel local como nacional e internacional. </text:p>
      <text:p text:style-name="P3"><text:bookmark text:name="line-60"/><text:bookmark text:name="line-59"/><text:bookmark text:name="line-58"/></text:p>
      <text:p text:style-name="P3"><text:tab/>Universidades, Empresas, Instituciones, Colegios y/o particulares pueden encontrar una respuesta a sus necesidades ampliando sus horizontes, al optar como alternativa el Software Libre y/o Abierto, el cual no limita el acceso ni la adquisición a las diferentes opciones tecnológicas.</text:p>
      <text:p text:style-name="P3"/>
      <text:p text:style-name="P3"><text:bookmark text:name="line-63"/><text:bookmark text:name="line-62"/><text:bookmark text:name="line-61"/><text:tab/>Como complemento a las instalaciones, el <text:span text:style-name="T5">FLISoL</text:span> contará con charlas, talleres, torneos de video juegos basados en tecnologías abiertas, conferencias simultáneas <text:s/>diversos países Latinoamericanos y muchas actividades más.</text:p>
      <text:p text:style-name="P3"/>
      <text:p text:style-name="P3"><text:tab/>La asistencia al Festival Internacional de Instalación de Software Libre – FLISOL – es <text:span text:style-name="T5">completamente gratuita.</text:span></text:p>
      <text:p text:style-name="P3"/>
      <text:p text:style-name="P2"><text:span text:style-name="T1"><text:tab/>Conoce más sobre el FLISoL 201</text:span><text:span text:style-name="T4">6</text:span><text:span text:style-name="T1"> en nuestro website </text:span><text:span text:style-name="T4">http://flisol.info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201000002FD000003DEE39789D1.png" xlink:type="simple" xlink:show="embed" xlink:actuate="onLoad"/>
    <draw:fill-image draw:name="flisol16-membrete" xlink:href="Pictures/10000000000006400000081787F9D78C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101cm" fo:margin-bottom="0.101cm" fo:margin-left="0.101cm" fo:margin-right="0.101cm" style:writing-mode="lr-tb" draw:fill="bitmap" draw:fill-image-name="flisol16-membrete" style:repeat="stretch" draw:fill-image-ref-point="top-left" style:footnote-max-height="0cm">
        <style:background-image xlink:href="Pictures/10000000000006400000081787F9D78C.jp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1-30T11:38:22</meta:creation-date>
    <dc:date>2015-11-28T20:06:29.635350990</dc:date>
    <meta:editing-duration>PT1H2M19S</meta:editing-duration>
    <meta:editing-cycles>9</meta:editing-cycles>
    <meta:generator>LibreOffice/4.4.5.2$Linux_X86_64 LibreOffice_project/40$Build-2</meta:generator>
    <meta:document-statistic meta:table-count="0" meta:image-count="0" meta:object-count="0" meta:page-count="1" meta:paragraph-count="8" meta:word-count="260" meta:character-count="1858" meta:non-whitespace-character-count="1595"/>
    <meta:user-defined meta:name="Información 1"/>
    <meta:user-defined meta:name="Información 2"/>
    <meta:user-defined meta:name="Información 3"/>
    <meta:user-defined meta:name="Información 4"/>
  </office:meta>
</office:document-meta>
</file>